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024a2" officeooo:paragraph-rsid="002024a2" style:font-weight-asian="normal" style:font-weight-complex="normal"/>
    </style:style>
    <style:style style:name="P2" style:family="paragraph" style:parent-style-name="Standard">
      <style:paragraph-properties fo:text-align="start" style:justify-single-word="false"/>
      <style:text-properties fo:font-weight="normal" officeooo:rsid="00418dd6" officeooo:paragraph-rsid="00418dd6" style:font-weight-asian="normal" style:font-weight-complex="normal"/>
    </style:style>
    <style:style style:name="P3" style:family="paragraph" style:parent-style-name="Standard">
      <style:paragraph-properties fo:text-align="start" style:justify-single-word="false"/>
      <style:text-properties fo:font-weight="normal" officeooo:rsid="00471aa7" officeooo:paragraph-rsid="00471aa7" style:font-weight-asian="normal" style:font-weight-complex="normal"/>
    </style:style>
    <style:style style:name="P4" style:family="paragraph" style:parent-style-name="Standard">
      <style:paragraph-properties fo:text-align="start" style:justify-single-word="false"/>
      <style:text-properties fo:font-weight="normal" officeooo:rsid="0047ba61" officeooo:paragraph-rsid="0047ba61" style:font-weight-asian="normal" style:font-weight-complex="normal"/>
    </style:style>
    <style:style style:name="P5" style:family="paragraph" style:parent-style-name="Standard">
      <style:paragraph-properties fo:text-align="start" style:justify-single-word="false"/>
      <style:text-properties fo:font-weight="normal" officeooo:rsid="0027d2bc" officeooo:paragraph-rsid="0027d2bc" style:font-weight-asian="normal" style:font-weight-complex="normal"/>
    </style:style>
    <style:style style:name="P6" style:family="paragraph" style:parent-style-name="Standard">
      <style:paragraph-properties fo:text-align="start" style:justify-single-word="false"/>
      <style:text-properties fo:font-weight="normal" officeooo:rsid="0028d46c" officeooo:paragraph-rsid="0028d46c" style:font-weight-asian="normal" style:font-weight-complex="normal"/>
    </style:style>
    <style:style style:name="P7" style:family="paragraph" style:parent-style-name="Standard">
      <style:paragraph-properties fo:text-align="start" style:justify-single-word="false"/>
      <style:text-properties fo:font-weight="normal" officeooo:rsid="0028d46c" officeooo:paragraph-rsid="0048a324" style:font-weight-asian="normal" style:font-weight-complex="normal"/>
    </style:style>
    <style:style style:name="P8" style:family="paragraph" style:parent-style-name="Standard">
      <style:paragraph-properties fo:text-align="start" style:justify-single-word="false"/>
      <style:text-properties fo:font-weight="normal" officeooo:rsid="0028d46c" officeooo:paragraph-rsid="003fced0" style:font-weight-asian="normal" style:font-weight-complex="normal"/>
    </style:style>
    <style:style style:name="P9" style:family="paragraph" style:parent-style-name="Standard">
      <style:paragraph-properties fo:text-align="start" style:justify-single-word="false"/>
      <style:text-properties fo:font-weight="normal" officeooo:rsid="0048a324" officeooo:paragraph-rsid="0048a324" style:font-weight-asian="normal" style:font-weight-complex="normal"/>
    </style:style>
    <style:style style:name="P10" style:family="paragraph" style:parent-style-name="Standard">
      <style:paragraph-properties fo:text-align="start" style:justify-single-word="false"/>
      <style:text-properties fo:font-weight="normal" officeooo:rsid="0048a324" officeooo:paragraph-rsid="00495a4d" style:font-weight-asian="normal" style:font-weight-complex="normal"/>
    </style:style>
    <style:style style:name="P11" style:family="paragraph" style:parent-style-name="Standard">
      <style:paragraph-properties fo:text-align="start" style:justify-single-word="false"/>
      <style:text-properties fo:font-weight="normal" officeooo:rsid="00495a4d" officeooo:paragraph-rsid="00495a4d" style:font-weight-asian="normal" style:font-weight-complex="normal"/>
    </style:style>
    <style:style style:name="P12" style:family="paragraph" style:parent-style-name="Standard">
      <style:paragraph-properties fo:text-align="start" style:justify-single-word="false"/>
      <style:text-properties fo:font-weight="normal" officeooo:rsid="004a6dc8" officeooo:paragraph-rsid="004a6dc8" style:font-weight-asian="normal" style:font-weight-complex="normal"/>
    </style:style>
    <style:style style:name="P13" style:family="paragraph" style:parent-style-name="Standard">
      <style:paragraph-properties fo:text-align="start" style:justify-single-word="false"/>
      <style:text-properties fo:font-weight="normal" officeooo:rsid="004dd744" officeooo:paragraph-rsid="004dd744" style:font-weight-asian="normal" style:font-weight-complex="normal"/>
    </style:style>
    <style:style style:name="P14" style:family="paragraph" style:parent-style-name="Standard">
      <style:paragraph-properties fo:text-align="start" style:justify-single-word="false"/>
      <style:text-properties fo:font-weight="normal" officeooo:rsid="004ec36d" officeooo:paragraph-rsid="004ec36d" style:font-weight-asian="normal" style:font-weight-complex="normal"/>
    </style:style>
    <style:style style:name="P15" style:family="paragraph" style:parent-style-name="Standard">
      <style:paragraph-properties fo:text-align="start" style:justify-single-word="false"/>
      <style:text-properties fo:font-weight="normal" officeooo:rsid="0050c5c0" officeooo:paragraph-rsid="0050c5c0" style:font-weight-asian="normal" style:font-weight-complex="normal"/>
    </style:style>
    <style:style style:name="P16" style:family="paragraph" style:parent-style-name="Standard">
      <style:paragraph-properties fo:text-align="start" style:justify-single-word="false"/>
      <style:text-properties fo:font-weight="normal" officeooo:rsid="005300b3" officeooo:paragraph-rsid="005300b3" style:font-weight-asian="normal" style:font-weight-complex="normal"/>
    </style:style>
    <style:style style:name="P17" style:family="paragraph" style:parent-style-name="Standard">
      <style:paragraph-properties fo:text-align="start" style:justify-single-word="false"/>
      <style:text-properties fo:font-weight="normal" officeooo:rsid="005caeda" officeooo:paragraph-rsid="005caeda" style:font-weight-asian="normal" style:font-weight-complex="normal"/>
    </style:style>
    <style:style style:name="P18" style:family="paragraph" style:parent-style-name="Standard">
      <style:paragraph-properties fo:text-align="start" style:justify-single-word="false"/>
      <style:text-properties fo:font-weight="normal" officeooo:rsid="005ccf67" officeooo:paragraph-rsid="005ccf67" style:font-weight-asian="normal" style:font-weight-complex="normal"/>
    </style:style>
    <style:style style:name="P19" style:family="paragraph" style:parent-style-name="Standard">
      <style:paragraph-properties fo:text-align="start" style:justify-single-word="false"/>
      <style:text-properties fo:font-weight="normal" officeooo:rsid="005ccf67" officeooo:paragraph-rsid="005caeda" style:font-weight-asian="normal" style:font-weight-complex="normal"/>
    </style:style>
    <style:style style:name="P20" style:family="paragraph" style:parent-style-name="Standard">
      <style:paragraph-properties fo:text-align="start" style:justify-single-word="false"/>
      <style:text-properties fo:font-weight="normal" officeooo:rsid="00617a7a" officeooo:paragraph-rsid="00617a7a" style:font-weight-asian="normal" style:font-weight-complex="normal"/>
    </style:style>
    <style:style style:name="P21" style:family="paragraph" style:parent-style-name="Standard">
      <style:paragraph-properties fo:text-align="start" style:justify-single-word="false"/>
      <style:text-properties fo:font-weight="normal" officeooo:rsid="0063f91d" officeooo:paragraph-rsid="0063f91d" style:font-weight-asian="normal" style:font-weight-complex="normal"/>
    </style:style>
    <style:style style:name="P22" style:family="paragraph" style:parent-style-name="Standard">
      <style:paragraph-properties fo:text-align="start" style:justify-single-word="false"/>
      <style:text-properties officeooo:paragraph-rsid="002024a2"/>
    </style:style>
    <style:style style:name="P23" style:family="paragraph" style:parent-style-name="Standard">
      <style:paragraph-properties fo:text-align="start" style:justify-single-word="false"/>
      <style:text-properties officeooo:paragraph-rsid="00418dd6"/>
    </style:style>
    <style:style style:name="P24" style:family="paragraph" style:parent-style-name="Standard">
      <style:paragraph-properties fo:text-align="start" style:justify-single-word="false"/>
      <style:text-properties officeooo:paragraph-rsid="0047ba61"/>
    </style:style>
    <style:style style:name="P25" style:family="paragraph" style:parent-style-name="Standard">
      <style:paragraph-properties fo:text-align="start" style:justify-single-word="false"/>
      <style:text-properties officeooo:paragraph-rsid="005caeda"/>
    </style:style>
    <style:style style:name="P26" style:family="paragraph" style:parent-style-name="Standard">
      <style:paragraph-properties fo:text-align="start" style:justify-single-word="false"/>
      <style:text-properties officeooo:paragraph-rsid="00617a7a"/>
    </style:style>
    <style:style style:name="P27" style:family="paragraph" style:parent-style-name="Standard">
      <style:paragraph-properties fo:text-align="start" style:justify-single-word="false"/>
      <style:text-properties fo:font-weight="bold" officeooo:rsid="0048a324" officeooo:paragraph-rsid="0048a324" style:font-weight-asian="bold" style:font-weight-complex="bold"/>
    </style:style>
    <style:style style:name="P28" style:family="paragraph" style:parent-style-name="Standard">
      <style:paragraph-properties fo:text-align="start" style:justify-single-word="false"/>
      <style:text-properties fo:font-weight="bold" officeooo:rsid="004a6dc8" officeooo:paragraph-rsid="004a6dc8" style:font-weight-asian="bold" style:font-weight-complex="bold"/>
    </style:style>
    <style:style style:name="P29" style:family="paragraph" style:parent-style-name="Standard">
      <style:paragraph-properties fo:text-align="start" style:justify-single-word="false"/>
      <style:text-properties fo:font-weight="bold" officeooo:rsid="005300b3" officeooo:paragraph-rsid="005300b3" style:font-weight-asian="bold" style:font-weight-complex="bold"/>
    </style:style>
    <style:style style:name="P30" style:family="paragraph" style:parent-style-name="Standard">
      <style:paragraph-properties fo:text-align="center" style:justify-single-word="false"/>
      <style:text-properties fo:font-weight="bold" officeooo:rsid="002024a2" officeooo:paragraph-rsid="002024a2" style:font-weight-asian="bold" style:font-weight-complex="bold"/>
    </style:style>
    <style:style style:name="P31" style:family="paragraph" style:parent-style-name="Standard">
      <style:paragraph-properties fo:text-align="start" style:justify-single-word="false"/>
      <style:text-properties officeooo:rsid="005caeda" officeooo:paragraph-rsid="005caeda"/>
    </style:style>
    <style:style style:name="P32" style:family="paragraph" style:parent-style-name="Standard">
      <style:paragraph-properties fo:text-align="start" style:justify-single-word="false"/>
      <style:text-properties fo:font-weight="normal" officeooo:rsid="0063f91d" officeooo:paragraph-rsid="0063f91d" style:font-weight-asian="normal" style:font-weight-complex="normal"/>
    </style:style>
    <style:style style:name="P33" style:family="paragraph" style:parent-style-name="Standard">
      <style:paragraph-properties fo:text-align="start" style:justify-single-word="false"/>
      <style:text-properties fo:font-weight="normal" officeooo:rsid="005ccf67" officeooo:paragraph-rsid="005caeda" style:font-weight-asian="normal" style:font-weight-complex="normal"/>
    </style:style>
    <style:style style:name="P34" style:family="paragraph" style:parent-style-name="Standard">
      <style:paragraph-properties fo:text-align="start" style:justify-single-word="false"/>
      <style:text-properties style:font-name="sans-serif" fo:font-size="10.5pt" fo:font-weight="normal" officeooo:rsid="00691f66" officeooo:paragraph-rsid="00691f66" style:font-weight-asian="normal" style:font-weight-complex="normal"/>
    </style:style>
    <style:style style:name="P35" style:family="paragraph" style:parent-style-name="Standard">
      <style:paragraph-properties fo:text-align="start" style:justify-single-word="false"/>
      <style:text-properties style:font-name="sans-serif" fo:font-size="10.5pt" fo:font-weight="normal" officeooo:rsid="00691f66" officeooo:paragraph-rsid="008dd868" style:font-weight-asian="normal" style:font-weight-complex="normal"/>
    </style:style>
    <style:style style:name="P36" style:family="paragraph" style:parent-style-name="Standard">
      <style:paragraph-properties fo:text-align="start" style:justify-single-word="false"/>
      <style:text-properties officeooo:paragraph-rsid="0076364f"/>
    </style:style>
    <style:style style:name="P37" style:family="paragraph" style:parent-style-name="Standard">
      <style:paragraph-properties fo:text-align="start" style:justify-single-word="false"/>
      <style:text-properties officeooo:paragraph-rsid="00789f61"/>
    </style:style>
    <style:style style:name="P38" style:family="paragraph" style:parent-style-name="Standard">
      <style:paragraph-properties fo:text-align="start" style:justify-single-word="false"/>
      <style:text-properties officeooo:paragraph-rsid="007a3abf"/>
    </style:style>
    <style:style style:name="P39" style:family="paragraph" style:parent-style-name="Standard">
      <style:paragraph-properties fo:text-align="start" style:justify-single-word="false"/>
      <style:text-properties officeooo:paragraph-rsid="007b77e8"/>
    </style:style>
    <style:style style:name="P40" style:family="paragraph" style:parent-style-name="Standard">
      <style:paragraph-properties fo:text-align="start" style:justify-single-word="false"/>
      <style:text-properties officeooo:paragraph-rsid="00691f66"/>
    </style:style>
    <style:style style:name="P41" style:family="paragraph" style:parent-style-name="Standard">
      <style:paragraph-properties fo:text-align="start" style:justify-single-word="false"/>
      <style:text-properties officeooo:paragraph-rsid="0087763f"/>
    </style:style>
    <style:style style:name="P42" style:family="paragraph" style:parent-style-name="Standard">
      <style:paragraph-properties fo:text-align="start" style:justify-single-word="false"/>
      <style:text-properties officeooo:paragraph-rsid="008e129c"/>
    </style:style>
    <style:style style:name="P43" style:family="paragraph" style:parent-style-name="Standard">
      <style:paragraph-properties fo:text-align="start" style:justify-single-word="false"/>
      <style:text-properties officeooo:rsid="0076364f" officeooo:paragraph-rsid="0076364f"/>
    </style:style>
    <style:style style:name="P44" style:family="paragraph" style:parent-style-name="Standard">
      <style:paragraph-properties fo:text-align="start" style:justify-single-word="false"/>
      <style:text-properties officeooo:rsid="007b77e8" officeooo:paragraph-rsid="007b77e8"/>
    </style:style>
    <style:style style:name="P45" style:family="paragraph" style:parent-style-name="Standard">
      <style:paragraph-properties fo:text-align="start" style:justify-single-word="false"/>
      <style:text-properties officeooo:rsid="007b77e8" officeooo:paragraph-rsid="0081e002"/>
    </style:style>
    <style:style style:name="P46" style:family="paragraph" style:parent-style-name="Standard">
      <style:paragraph-properties fo:text-align="start" style:justify-single-word="false"/>
      <style:text-properties officeooo:rsid="007e4257" officeooo:paragraph-rsid="007e4257"/>
    </style:style>
    <style:style style:name="P47" style:family="paragraph" style:parent-style-name="Standard">
      <style:paragraph-properties fo:text-align="start" style:justify-single-word="false"/>
      <style:text-properties officeooo:rsid="007ff354" officeooo:paragraph-rsid="007ff354"/>
    </style:style>
    <style:style style:name="P48" style:family="paragraph" style:parent-style-name="Standard">
      <style:paragraph-properties fo:text-align="start" style:justify-single-word="false"/>
      <style:text-properties officeooo:rsid="0081e002" officeooo:paragraph-rsid="0081e002"/>
    </style:style>
    <style:style style:name="P49" style:family="paragraph" style:parent-style-name="Standard">
      <style:paragraph-properties fo:text-align="start" style:justify-single-word="false"/>
      <style:text-properties officeooo:rsid="0084e754" officeooo:paragraph-rsid="0084e754"/>
    </style:style>
    <style:style style:name="P50" style:family="paragraph" style:parent-style-name="Standard">
      <style:paragraph-properties fo:text-align="start" style:justify-single-word="false"/>
      <style:text-properties officeooo:rsid="00867272" officeooo:paragraph-rsid="00867272"/>
    </style:style>
    <style:style style:name="P51" style:family="paragraph" style:parent-style-name="Standard">
      <style:paragraph-properties fo:text-align="start" style:justify-single-word="false"/>
      <style:text-properties officeooo:rsid="0086b3e2" officeooo:paragraph-rsid="0086b3e2"/>
    </style:style>
    <style:style style:name="P52" style:family="paragraph" style:parent-style-name="Standard">
      <style:paragraph-properties fo:text-align="start" style:justify-single-word="false"/>
      <style:text-properties officeooo:rsid="0087763f" officeooo:paragraph-rsid="0087763f"/>
    </style:style>
    <style:style style:name="P53" style:family="paragraph" style:parent-style-name="Standard">
      <style:paragraph-properties fo:text-align="start" style:justify-single-word="false"/>
      <style:text-properties officeooo:rsid="008d171d" officeooo:paragraph-rsid="008d171d"/>
    </style:style>
    <style:style style:name="P54" style:family="paragraph" style:parent-style-name="Standard">
      <style:paragraph-properties fo:text-align="start" style:justify-single-word="false"/>
      <style:text-properties officeooo:rsid="008dd868" officeooo:paragraph-rsid="008dd868"/>
    </style:style>
    <style:style style:name="P55" style:family="paragraph" style:parent-style-name="Standard">
      <style:paragraph-properties fo:text-align="start" style:justify-single-word="false"/>
      <style:text-properties officeooo:rsid="008e129c" officeooo:paragraph-rsid="008e129c"/>
    </style:style>
    <style:style style:name="P56" style:family="paragraph" style:parent-style-name="Standard">
      <style:paragraph-properties fo:text-align="start" style:justify-single-word="false"/>
      <style:text-properties fo:font-weight="bold" officeooo:rsid="008e129c" officeooo:paragraph-rsid="008e129c" style:font-weight-asian="bold" style:font-weight-complex="bold"/>
    </style:style>
    <style:style style:name="T1" style:family="text">
      <style:text-properties officeooo:rsid="00418dd6"/>
    </style:style>
    <style:style style:name="T2" style:family="text">
      <style:text-properties fo:font-weight="bold" style:font-weight-asian="bold" style:font-weight-complex="bold"/>
    </style:style>
    <style:style style:name="T3" style:family="text">
      <style:text-properties fo:font-weight="bold" officeooo:rsid="005f7e3b" style:font-weight-asian="bold" style:font-weight-complex="bold"/>
    </style:style>
    <style:style style:name="T4" style:family="text">
      <style:text-properties fo:font-weight="bold" officeooo:rsid="005caeda" style:font-weight-asian="bold" style:font-weight-complex="bold"/>
    </style:style>
    <style:style style:name="T5" style:family="text">
      <style:text-properties fo:font-weight="bold" officeooo:rsid="00632844" style:font-weight-asian="bold" style:font-weight-complex="bold"/>
    </style:style>
    <style:style style:name="T6" style:family="text">
      <style:text-properties fo:font-weight="bold" officeooo:rsid="0063f91d" style:font-weight-asian="bold" style:font-weight-complex="bold"/>
    </style:style>
    <style:style style:name="T7" style:family="text">
      <style:text-properties fo:font-weight="bold" officeooo:rsid="0076364f"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24a2" style:font-weight-asian="normal" style:font-weight-complex="normal"/>
    </style:style>
    <style:style style:name="T10" style:family="text">
      <style:text-properties fo:font-weight="normal" officeooo:rsid="00418dd6" style:font-weight-asian="normal" style:font-weight-complex="normal"/>
    </style:style>
    <style:style style:name="T11" style:family="text">
      <style:text-properties fo:font-weight="normal" officeooo:rsid="0047ba61" style:font-weight-asian="normal" style:font-weight-complex="normal"/>
    </style:style>
    <style:style style:name="T12" style:family="text">
      <style:text-properties fo:font-weight="normal" officeooo:rsid="0048a324" style:font-weight-asian="normal" style:font-weight-complex="normal"/>
    </style:style>
    <style:style style:name="T13" style:family="text">
      <style:text-properties fo:font-weight="normal" officeooo:rsid="0049faa1" style:font-weight-asian="normal" style:font-weight-complex="normal"/>
    </style:style>
    <style:style style:name="T14" style:family="text">
      <style:text-properties fo:font-weight="normal" officeooo:rsid="005ccf67" style:font-weight-asian="normal" style:font-weight-complex="normal"/>
    </style:style>
    <style:style style:name="T15" style:family="text">
      <style:text-properties fo:font-weight="normal" officeooo:rsid="005e75ad" style:font-weight-asian="normal" style:font-weight-complex="normal"/>
    </style:style>
    <style:style style:name="T16" style:family="text">
      <style:text-properties fo:font-weight="normal" officeooo:rsid="005caeda" style:font-weight-asian="normal" style:font-weight-complex="normal"/>
    </style:style>
    <style:style style:name="T17" style:family="text">
      <style:text-properties fo:font-weight="normal" officeooo:rsid="00617a7a" style:font-weight-asian="normal" style:font-weight-complex="normal"/>
    </style:style>
    <style:style style:name="T18" style:family="text">
      <style:text-properties fo:font-weight="normal" officeooo:rsid="00632844" style:font-weight-asian="normal" style:font-weight-complex="normal"/>
    </style:style>
    <style:style style:name="T19" style:family="text">
      <style:text-properties fo:font-weight="normal" officeooo:rsid="0063f91d" style:font-weight-asian="normal" style:font-weight-complex="normal"/>
    </style:style>
    <style:style style:name="T20" style:family="text">
      <style:text-properties fo:font-weight="normal" officeooo:rsid="0076364f" style:font-weight-asian="normal" style:font-weight-complex="normal"/>
    </style:style>
    <style:style style:name="T21" style:family="text">
      <style:text-properties fo:font-weight="normal" officeooo:rsid="00786dac" style:font-weight-asian="normal" style:font-weight-complex="normal"/>
    </style:style>
    <style:style style:name="T22" style:family="text">
      <style:text-properties fo:font-weight="normal" officeooo:rsid="00789f61" style:font-weight-asian="normal" style:font-weight-complex="normal"/>
    </style:style>
    <style:style style:name="T23" style:family="text">
      <style:text-properties fo:font-weight="normal" officeooo:rsid="007d3959" style:font-weight-asian="normal" style:font-weight-complex="normal"/>
    </style:style>
    <style:style style:name="T24" style:family="text">
      <style:text-properties fo:font-weight="normal" officeooo:rsid="007e4257" style:font-weight-asian="normal" style:font-weight-complex="normal"/>
    </style:style>
    <style:style style:name="T25" style:family="text">
      <style:text-properties fo:font-weight="normal" officeooo:rsid="0081e002" style:font-weight-asian="normal" style:font-weight-complex="normal"/>
    </style:style>
    <style:style style:name="T26" style:family="text">
      <style:text-properties fo:font-weight="normal" officeooo:rsid="007b77e8" style:font-weight-asian="normal" style:font-weight-complex="normal"/>
    </style:style>
    <style:style style:name="T27" style:family="text">
      <style:text-properties fo:font-weight="normal" officeooo:rsid="0084e754" style:font-weight-asian="normal" style:font-weight-complex="normal"/>
    </style:style>
    <style:style style:name="T28" style:family="text">
      <style:text-properties fo:font-weight="normal" officeooo:rsid="008ad465" style:font-weight-asian="normal" style:font-weight-complex="normal"/>
    </style:style>
    <style:style style:name="T29" style:family="text">
      <style:text-properties fo:font-weight="normal" officeooo:rsid="008cbaca" style:font-weight-asian="normal" style:font-weight-complex="normal"/>
    </style:style>
    <style:style style:name="T30" style:family="text">
      <style:text-properties fo:font-weight="normal" officeooo:rsid="008d171d" style:font-weight-asian="normal" style:font-weight-complex="normal"/>
    </style:style>
    <style:style style:name="T31" style:family="text">
      <style:text-properties fo:font-weight="normal" officeooo:rsid="008e129c" style:font-weight-asian="normal" style:font-weight-complex="normal"/>
    </style:style>
    <style:style style:name="T32" style:family="text">
      <style:text-properties officeooo:rsid="004375e0"/>
    </style:style>
    <style:style style:name="T33" style:family="text">
      <style:text-properties officeooo:rsid="0047ba61"/>
    </style:style>
    <style:style style:name="T34" style:family="text">
      <style:text-properties fo:font-style="italic" style:font-style-asian="italic" style:font-style-complex="italic"/>
    </style:style>
    <style:style style:name="T35" style:family="text">
      <style:text-properties fo:font-style="italic" officeooo:rsid="0062157d" style:font-style-asian="italic" style:font-style-complex="italic"/>
    </style:style>
    <style:style style:name="T36" style:family="text">
      <style:text-properties fo:font-style="italic" officeooo:rsid="004f67df" style:font-style-asian="italic" style:font-style-complex="italic"/>
    </style:style>
    <style:style style:name="T37" style:family="text">
      <style:text-properties fo:font-style="italic" officeooo:rsid="0050c5c0"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5ccf67" style:font-style-asian="italic" style:font-weight-asian="normal" style:font-style-complex="italic" style:font-weight-complex="normal"/>
    </style:style>
    <style:style style:name="T41" style:family="text">
      <style:text-properties fo:font-style="italic" fo:font-weight="normal" officeooo:rsid="00632844" style:font-style-asian="italic" style:font-weight-asian="normal" style:font-style-complex="italic" style:font-weight-complex="normal"/>
    </style:style>
    <style:style style:name="T42" style:family="text">
      <style:text-properties fo:font-style="italic" fo:font-weight="normal" officeooo:rsid="00780a84" style:font-style-asian="italic" style:font-weight-asian="normal" style:font-style-complex="italic" style:font-weight-complex="normal"/>
    </style:style>
    <style:style style:name="T43" style:family="text">
      <style:text-properties fo:font-style="italic" fo:font-weight="normal" officeooo:rsid="00786dac" style:font-style-asian="italic" style:font-weight-asian="normal" style:font-style-complex="italic" style:font-weight-complex="normal"/>
    </style:style>
    <style:style style:name="T44" style:family="text">
      <style:text-properties fo:font-style="italic" fo:font-weight="normal" officeooo:rsid="00789f61" style:font-style-asian="italic" style:font-weight-asian="normal" style:font-style-complex="italic" style:font-weight-complex="normal"/>
    </style:style>
    <style:style style:name="T45" style:family="text">
      <style:text-properties fo:font-style="italic" fo:font-weight="normal" officeooo:rsid="007d3959" style:font-style-asian="italic" style:font-weight-asian="normal" style:font-style-complex="italic" style:font-weight-complex="normal"/>
    </style:style>
    <style:style style:name="T46" style:family="text">
      <style:text-properties officeooo:rsid="0048a324"/>
    </style:style>
    <style:style style:name="T47" style:family="text">
      <style:text-properties officeooo:rsid="00495a4d"/>
    </style:style>
    <style:style style:name="T48" style:family="text">
      <style:text-properties officeooo:rsid="0049faa1"/>
    </style:style>
    <style:style style:name="T49" style:family="text">
      <style:text-properties officeooo:rsid="004bec01"/>
    </style:style>
    <style:style style:name="T50" style:family="text">
      <style:text-properties officeooo:rsid="004ec36d"/>
    </style:style>
    <style:style style:name="T51" style:family="text">
      <style:text-properties style:text-position="super 58%" fo:font-weight="normal" style:font-weight-asian="normal" style:font-weight-complex="normal"/>
    </style:style>
    <style:style style:name="T52" style:family="text">
      <style:text-properties style:font-name="sans-serif" fo:font-size="10.5pt" fo:font-weight="normal" style:font-weight-asian="normal" style:font-weight-complex="normal"/>
    </style:style>
    <style:style style:name="T53" style:family="text">
      <style:text-properties style:font-name="sans-serif" fo:font-size="10.5pt" fo:font-weight="normal" officeooo:rsid="00691f66" style:font-weight-asian="normal" style:font-weight-complex="normal"/>
    </style:style>
    <style:style style:name="T54" style:family="text">
      <style:text-properties style:font-name="sans-serif" fo:font-size="12.75pt" fo:font-weight="normal" officeooo:rsid="00691f66" style:font-weight-asian="normal" style:font-weight-complex="normal"/>
    </style:style>
    <style:style style:name="T55" style:family="text">
      <style:text-properties style:font-name="sans-serif" fo:font-size="8.25pt" fo:font-weight="normal" officeooo:rsid="00691f66" style:font-weight-asian="normal" style:font-weight-complex="normal"/>
    </style:style>
    <style:style style:name="T56" style:family="text">
      <style:text-properties officeooo:rsid="0054364a"/>
    </style:style>
    <style:style style:name="T57" style:family="text">
      <style:text-properties officeooo:rsid="005ccf67"/>
    </style:style>
    <style:style style:name="T58" style:family="text">
      <style:text-properties officeooo:rsid="00632844"/>
    </style:style>
    <style:style style:name="T59" style:family="text">
      <style:text-properties officeooo:rsid="008e12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eal-time Retargeting to Highly Varied User-Created Morphologies</text:p>
      <text:p text:style-name="P30"/>
      <text:p text:style-name="P2"><text:span text:style-name="T2">Goal: </text:span>Animate characters with highly varying skeleton morphologies</text:p>
      <text:p text:style-name="P2"><text:span text:style-name="T2">Idea: </text:span>Record date in a morphology-independent form, preserving animation structural relationship and stylistic information</text:p>
      <text:p text:style-name="P2"/>
      <text:p text:style-name="P2">Contributions:</text:p>
      <text:p text:style-name="P2">→ <text:span text:style-name="T32">Semantic specification concept for selection and movement</text:span></text:p>
      <text:p text:style-name="P2">→<text:span text:style-name="T32"> Decomposition into generalized and specialized spaces</text:span></text:p>
      <text:p text:style-name="P2">→<text:span text:style-name="T32"> Variant technique for exposing the combinatoric variety of animation playback options</text:span></text:p>
      <text:p text:style-name="P2">→<text:span text:style-name="T32"> Locomotion synthesizer for generating stylized gaits on arbitrary leg morphologies</text:span></text:p>
      <text:p text:style-name="P2">→<text:span text:style-name="T32"> Robust IK solver with ad hoc tunability</text:span></text:p>
      <text:p text:style-name="P2">→<text:span text:style-name="T32"> Passive secondary animation subsystem</text:span></text:p>
      <text:p text:style-name="P2"/>
      <text:p text:style-name="P23"><text:span text:style-name="T10">Generalized motion (G) // Specialized motion (S) </text:span><text:span text:style-name="T13">(position/rotation in character-relative Euclidean space)</text:span></text:p>
      <text:p text:style-name="P22"><text:span text:style-name="T10">- Semantic data </text:span><text:span text:style-name="T11">query</text:span><text:span text:style-name="T10">: parts of the character to select + important aspects of the motion</text:span></text:p>
      <text:p text:style-name="P24"><text:span text:style-name="T9">- </text:span><text:span text:style-name="T10">One channel = one </text:span><text:span text:style-name="T11">selection/</text:span><text:span text:style-name="T12">pose/</text:span><text:span text:style-name="T10">motion</text:span></text:p>
      <text:p text:style-name="P1"/>
      <text:p text:style-name="P2">Stylized locomotion: IK + passive secondary animation (for aesthetic appeal)</text:p>
      <text:p text:style-name="P1"/>
      <text:p text:style-name="P3"><text:span text:style-name="T34">Body: </text:span>anatomical part, spine vertebrae, limbs… <text:span text:style-name="T34">(cf Fig. 2)</text:span></text:p>
      <text:p text:style-name="P3">- Similar to regular bones</text:p>
      <text:p text:style-name="P3">- Has capabilities (caps) ex: grasper</text:p>
      <text:p text:style-name="P3">- Has scalar deform curves (optional) for low level mesh animations</text:p>
      <text:p text:style-name="P3"/>
      <text:p text:style-name="P4"><text:span text:style-name="T34">Root body:</text:span> unique spine body chosen by heuristic based on maximum number of incident leg limbs and position of the body</text:p>
      <text:p text:style-name="P4"/>
      <text:p text:style-name="P13"><text:span text:style-name="T34">Limb length: </text:span>path length from body to nearest spine segment</text:p>
      <text:p text:style-name="P13"/>
      <text:p text:style-name="P20"><text:span text:style-name="T34">Leg: </text:span>path through tree of connected limb segments with a foot body at the leaf and a spine segment at the base of the tree (hip) <text:span text:style-name="T35">(cf Fig. 6)</text:span></text:p>
      <text:p text:style-name="P1"/>
      <text:p text:style-name="P4"><text:span text:style-name="T34">Rest pose: </text:span>position/orientation when user creates character</text:p>
      <text:p text:style-name="P4">- <text:span text:style-name="T48">Origin: if a character is at its rest pose for a given movement mode, all characters will be at their rest pose, regardless of the mode</text:span></text:p>
      <text:p text:style-name="P5"/>
      <text:p text:style-name="P9"><text:span text:style-name="T34">Context:</text:span> constraint-based filters over bodies</text:p>
      <text:p text:style-name="P9"><text:span text:style-name="T34">Selected bodies: </text:span>results of the context query</text:p>
      <text:p text:style-name="P9"><text:span text:style-name="T34">Active body: </text:span>unique selected body with which user is interacting</text:p>
      <text:p text:style-name="P7">→<text:span text:style-name="T46"> </text:span><text:span text:style-name="T1">M</text:span><text:span text:style-name="T33">ultiple selected bodies BUT one activated body</text:span></text:p>
      <text:p text:style-name="P7">→<text:span text:style-name="T47"> All selected movies will move when manipulating active body </text:span></text:p>
      <text:p text:style-name="P7"/>
      <text:p text:style-name="P11"><text:span text:style-name="T34">Movement mode: </text:span>semantic of the motion</text:p>
      <text:p text:style-name="P11">- Describes important characteristics of the motion</text:p>
      <text:p text:style-name="P11">- <text:span text:style-name="T48">Based on ad hoc </text:span></text:p>
      <text:p text:style-name="P11">- <text:span text:style-name="T48">Can be layered</text:span></text:p>
      <text:p text:style-name="P11"/>
      <text:p text:style-name="P16"><text:soft-page-break/><text:span text:style-name="T34">Key Data Curve: </text:span>position, rotation, various deform curves, weight on each curve, miscellaneous discrete information</text:p>
      <text:p text:style-name="P6"/>
      <text:p text:style-name="P27">SELECTION</text:p>
      <text:p text:style-name="P9"><text:span text:style-name="T38">Type: </text:span>select bodies with a specific body capability (grasper, mouth, spine, root,…)</text:p>
      <text:p text:style-name="P9"><text:span text:style-name="T38">Spatial Queries: </text:span>spatial constraints (Front/Center/Back, Left/Center/Right, Top/Center/Bottom)</text:p>
      <text:p text:style-name="P9">- either relative to character’s bounds or to setspace of bodies with the given cap</text:p>
      <text:p text:style-name="P9"><text:span text:style-name="T38">Extent Queries:</text:span> Extent constraint (FrontMost, BackMost, RightMost,…)</text:p>
      <text:p text:style-name="P9">- always select 0 or 1 body</text:p>
      <text:p text:style-name="P10"><text:span text:style-name="T38">Limb Modifier: </text:span>performs limited skeletal hierarchy traversal </text:p>
      <text:p text:style-name="P11">- SpineSegment: walk up any parent limbs to the first bodies with spine cap, finding approximation to the clavicle/shoulder (hip/pelvis) bones for a given selection</text:p>
      <text:p text:style-name="P9">- <text:span text:style-name="T47">ex: allows to select and pose the appropriate clavicle(s) for another channel’s selected graspers</text:span></text:p>
      <text:p text:style-name="P6"/>
      <text:p text:style-name="P28">MOVEMENT MODE</text:p>
      <text:p text:style-name="P12"><text:span text:style-name="T38">Identity (Absolute mode): </text:span>G = S = 1</text:p>
      <text:p text:style-name="P12">- all bodies have the same character-relative position/rotation</text:p>
      <text:p text:style-name="P12">- ex: specify a uniform end orientation regardless of their rest pose orientation, like grasper holding a platter of food up</text:p>
      <text:p text:style-name="P12"><text:span text:style-name="T38">Rest Relative:</text:span> G computed as a delta from rest pose</text:p>
      <text:p text:style-name="P12">- position/rotation independent (e.g, <text:span text:style-name="T49">use rest relative position with absolute rotation)</text:span></text:p>
      <text:p text:style-name="P13">Scale: scale mode affecting how G and S compute position data</text:p>
      <text:p text:style-name="P13">- None: same scale on all characters</text:p>
      <text:p text:style-name="P13">- CreatureSize: nonuniform scale proportional to the bounding box of the character</text:p>
      <text:p text:style-name="P13">- LimbLength: scale pose based on limb length of posed body</text:p>
      <text:p text:style-name="P13"><text:span text:style-name="T38">Ground Relative: </text:span>coordinate distortion of the movement (z-axis vertical and scaled from 0 (rest pose height) to 1 (ground height))</text:p>
      <text:p text:style-name="P13">- ex: pounding the ground generalized across characters with same timing</text:p>
      <text:p text:style-name="P13"><text:span text:style-name="T38">Sagittal Relative: </text:span><text:span text:style-name="T50">same as ground relative but for sagittal plane</text:span></text:p>
      <text:p text:style-name="P13">- <text:span text:style-name="T50">ex: hand claps, animation having bodies crossing from left to right...</text:span></text:p>
      <text:p text:style-name="P14"><text:span text:style-name="T38">Secondary Relative Movement: </text:span>secondary context query to set another set of bodies</text:p>
      <text:p text:style-name="P14">- additional ExternalTarget query type: motion distorted s.t. x-axis vector btw rest position (0) and target (1) <text:span text:style-name="T36">(cf Fig. 2/</text:span><text:span text:style-name="T37">3</text:span><text:span text:style-name="T36">)</text:span></text:p>
      <text:p text:style-name="P14"><text:tab/>→ SecondaryDirectionalOnly: doesn’t rescale x-axis (direction changes as the target moves but not the scale of the pose)</text:p>
      <text:p text:style-name="P14">- ex: put the hand to the mouth</text:p>
      <text:p text:style-name="P15"><text:span text:style-name="T38">Lookat:</text:span> rotation of the frame’s forward vector to target object <text:span text:style-name="T34">(cf Fig.2)</text:span></text:p>
      <text:p text:style-name="P15">- only if Secondary Relative Movement is activated</text:p>
      <text:p text:style-name="P6"/>
      <text:p text:style-name="P16"/>
      <text:p text:style-name="P29">Blending: <text:span text:style-name="T8">1</text:span><text:span text:style-name="T51">st</text:span><text:span text:style-name="T8"> channel takes ownership of the body. Later channels share ownership if user assigns them a matching blend group. </text:span></text:p>
      <text:p text:style-name="P16">- Moves blended using traditional weighted position/rotation blends</text:p>
      <text:p text:style-name="P16">- <text:span text:style-name="T56">Computed during bind phase</text:span></text:p>
      <text:p text:style-name="P6"/>
      <text:p text:style-name="P16"/>
      <text:p text:style-name="P16"><text:span text:style-name="T2">Keying:</text:span> records G for each enabled key data curve for a channel + intra-key interpolation on these G</text:p>
      <text:p text:style-name="P8"/>
      <text:p text:style-name="P16"><text:span text:style-name="T2">Key Remapping: </text:span>changes of movement mode during authoring</text:p>
      <text:p text:style-name="P16"><text:soft-page-break/>- Preserve current active body S</text:p>
      <text:p text:style-name="P16"/>
      <text:p text:style-name="P16"/>
      <text:p text:style-name="P25"><text:span text:style-name="T3">BIND PHASE:</text:span><text:span text:style-name="T4"> </text:span><text:span text:style-name="T16">determine how the playback will occur, using branching and variants</text:span></text:p>
      <text:p text:style-name="P17">- occurs when first animation on a given character</text:p>
      <text:p text:style-name="P17"/>
      <text:p text:style-name="P17"><text:span text:style-name="T38">Branching: </text:span>evaluate a series of branch predicates on the character</text:p>
      <text:p text:style-name="P17">- <text:span text:style-name="T57">predicates </text:span>ex: Up-rightSpine, HasGraspers, HasFeet,…</text:p>
      <text:p text:style-name="P17">- <text:span text:style-name="T57">c</text:span>reate<text:span text:style-name="T57">s</text:span> multiple “branched” animations if cannot create one general animation</text:p>
      <text:p text:style-name="P18"><text:span text:style-name="T38">Variant:</text:span><text:span text:style-name="T34"> </text:span>a way the animation can be played</text:p>
      <text:p text:style-name="P18">- <text:span text:style-name="T34">Single Variant Group:</text:span> animation on only one of the selected bodies → variant created for each selected bodies + selection based on a criteria (distance,...)</text:p>
      <text:p text:style-name="P31"><text:span text:style-name="T8">- </text:span><text:span text:style-name="T40">Sagittal Mirroring: </text:span><text:span text:style-name="T14">sagittal mirror variant</text:span></text:p>
      <text:p text:style-name="P31"><text:span text:style-name="T14">- </text:span><text:span text:style-name="T40">Many Variant Groups: </text:span><text:span text:style-name="T14">variants created btw two set of selected bodies</text:span></text:p>
      <text:p text:style-name="P31"><text:span text:style-name="T14">- </text:span><text:span text:style-name="T40">Variant Product: </text:span><text:span text:style-name="T14">modified cartesian product </text:span><text:span text:style-name="T15">(can combine any kind of channel)</text:span></text:p>
      <text:p text:style-name="P19"/>
      <text:p text:style-name="P20"/>
      <text:p text:style-name="P26"><text:span text:style-name="T5">GAITS:</text:span><text:span text:style-name="T17"> generate locomotion</text:span></text:p>
      <text:p text:style-name="P20">- <text:span text:style-name="T2">Leg Groups: </text:span><text:span text:style-name="T58">legs clustered in groups of roughly equal length + groups harmonized by approximating their length ratio with small rational numbers (ratio used for relative cycle frequency of the group)</text:span></text:p>
      <text:p text:style-name="P26"><text:span text:style-name="T17">- </text:span><text:span text:style-name="T5">Foot and Hip Posing: </text:span><text:span text:style-name="T18">generation of a cyclic pattern of foot movements by assigning values to locomotion duty factor and step trigger parameters </text:span><text:span text:style-name="T19">(for each group)</text:span></text:p>
      <text:p text:style-name="P26"><text:span text:style-name="T18">→ </text:span><text:span text:style-name="T41">Duty factor: </text:span><text:span text:style-name="T18">fraction of the duration of the overall gait cycle time that the foot is on the ground</text:span></text:p>
      <text:p text:style-name="P26"><text:span text:style-name="T18">→ </text:span><text:span text:style-name="T41">Step trigger: </text:span><text:span text:style-name="T18">offset from the overall gait cycle at which the foot begins its particular cycle</text:span></text:p>
      <text:p text:style-name="P26"><text:span text:style-name="T18">→</text:span><text:span text:style-name="T19"> Foot path controlled by user</text:span></text:p>
      <text:p text:style-name="P19">- <text:span text:style-name="T6">Gait styles</text:span></text:p>
      <text:p text:style-name="P21">→ different leg groups can be in different gait styles</text:p>
      <text:p text:style-name="P21">→ heuristic when character has no leg (float above the ground VS crawl along the ground)</text:p>
      <text:p text:style-name="P21"/>
      <text:p text:style-name="P21"/>
      <text:p text:style-name="P36"><text:span text:style-name="T7">PARTICLE IK SOLVER: </text:span><text:span text:style-name="T20">try to satisfy body pose goal by forming a system of constraints over the linked character bodies</text:span></text:p>
      <text:p text:style-name="P36"><text:span text:style-name="T20">- </text:span><text:span text:style-name="T44">Particles: </text:span><text:span text:style-name="T22">3DOF points in Euclidean space</text:span></text:p>
      <text:p text:style-name="P36"><text:span text:style-name="T22">- </text:span><text:span text:style-name="T44">Constraint: </text:span><text:span text:style-name="T22">1DOF length btw 2 particles</text:span></text:p>
      <text:p text:style-name="P36"><text:span text:style-name="T22">→ Contains a “mass” for each endpoints</text:span></text:p>
      <text:p text:style-name="P37"><text:span text:style-name="T22">→ Applied interatively using nonlinear correction step where length error used to adjust the position of each particle along the constraint axis in inverse proportion to its mass (heavier particle will move less)</text:span></text:p>
      <text:p text:style-name="P37"><text:span text:style-name="T22">→ Length error fed through C1 continuous piece-wise function determining the resulting correction distance, enabling soft constraints</text:span></text:p>
      <text:p text:style-name="P37"><text:span text:style-name="T22">→ Allowed to stretch/compress</text:span></text:p>
      <text:p text:style-name="P36"><text:span text:style-name="T20">- Character skeleton = set of particles + constraints btw them</text:span></text:p>
      <text:p text:style-name="P38"><text:span text:style-name="T20">- </text:span><text:span text:style-name="T43">Delegated goals:</text:span><text:span text:style-name="T21"> </text:span><text:span text:style-name="T22">body goal delegated to body’s parent to improve solved pose</text:span></text:p>
      <text:p text:style-name="P36"><text:span text:style-name="T20">- Two-phase solver</text:span></text:p>
      <text:p text:style-name="P36"><text:span text:style-name="T20">- Solve over particles then body DOF reconstructed from particle positions and length constraints</text:span></text:p>
      <text:p text:style-name="P36"><text:span text:style-name="T22"/></text:p>
      <text:p text:style-name="P43"><text:span text:style-name="T8">1) Find the complete sub-tree that “hasIK”</text:span></text:p>
      <text:p text:style-name="P43"><text:span text:style-name="T8">→ </text:span><text:span text:style-name="T39">hasI</text:span><text:span text:style-name="T42">K</text:span><text:span text:style-name="T39">:</text:span><text:span text:style-name="T8"> it or any of its children have pose goals</text:span></text:p>
      <text:p text:style-name="P43"><text:span text:style-name="T8">→ Root always hasIK. FK controlled by animator and not affected by solver</text:span></text:p>
      <text:p text:style-name="P36"><text:span text:style-name="T20">2) Transform non-root bodies in root-relative rest pose (pose used as a preconditionner)</text:span></text:p>
      <text:p text:style-name="P44"><text:soft-page-break/><text:span text:style-name="T20">3</text:span><text:span text:style-name="T8">) </text:span><text:span text:style-name="T38">PHASE 1:</text:span><text:span text:style-name="T8"> Spine phase</text:span></text:p>
      <text:p text:style-name="P45"><text:span text:style-name="T8"><text:tab/></text:span><text:span text:style-name="T25">a. </text:span><text:span text:style-name="T23">Allocate particles/constraints only at IK branch point <text:s/></text:span><text:span text:style-name="T25">(spine particle)</text:span></text:p>
      <text:p text:style-name="P45"><text:span text:style-name="T23"><text:tab/><text:tab/>→ </text:span><text:span text:style-name="T45">Branch point: </text:span><text:span text:style-name="T23">more than one child hasIK + non-spine → spine transitions in IK chain moving rootwards (ex: limb attachment points)</text:span></text:p>
      <text:p text:style-name="P45"><text:span text:style-name="T23"><text:tab/><text:tab/>→</text:span><text:span text:style-name="T25"> F</text:span><text:span text:style-name="T24">or each spine particle, add additional constraint to the root-relative rest pose </text:span><text:span text:style-name="T27">(for buckles correction)</text:span></text:p>
      <text:p text:style-name="P44"><text:span text:style-name="T8"><text:tab/></text:span><text:span text:style-name="T25">b</text:span><text:span text:style-name="T8">. Allocate particles/constraints to simplified versions of limbs: each body with a goal in a limb sub-tree has a constraint (rest chord length of the simplified chain) directly to the spine</text:span></text:p>
      <text:p text:style-name="P39"><text:span text:style-name="T26"><text:tab/></text:span><text:span text:style-name="T25">c</text:span><text:span text:style-name="T26">. </text:span><text:span text:style-name="T25">Construct </text:span><text:span text:style-name="T26">Spine Splines</text:span></text:p>
      <text:p text:style-name="P46"><text:span text:style-name="T8"><text:tab/><text:tab/>i. Fit a quintic Hermite spline to spine body joint positions for each segment using linear least squares</text:span></text:p>
      <text:p text:style-name="P47"><text:span text:style-name="T8"><text:tab/><text:tab/>i</text:span><text:span text:style-name="T25">i.</text:span><text:span text:style-name="T8"> Step along spline and transport coordinates frames to a point near each body’s position</text:span></text:p>
      <text:p text:style-name="P48"><text:span text:style-name="T8"><text:tab/><text:tab/>iii. Retrieve relative offset and orientation of the body wrt transported frame</text:span></text:p>
      <text:p text:style-name="P48"><text:span text:style-name="T27"><text:tab/>d</text:span><text:span text:style-name="T8">. </text:span><text:span text:style-name="T27">Apply constraint solver</text:span></text:p>
      <text:p text:style-name="P49"><text:span text:style-name="T8"><text:tab/><text:tab/>→ Inner iterations over constraints, from the leaves inward</text:span></text:p>
      <text:p text:style-name="P49"><text:span text:style-name="T8"><text:tab/><text:tab/>→ Outer iterations over inner iterations (correct position in case of buckles)</text:span></text:p>
      <text:p text:style-name="P49"><text:span text:style-name="T8"><text:tab/><text:tab/>→ Simplified limbs can compress to 10%</text:span></text:p>
      <text:p text:style-name="P50"><text:span text:style-name="T8"><text:tab/>e. Reconstruction of the spine pose</text:span></text:p>
      <text:p text:style-name="P51"><text:span text:style-name="T8"><text:tab/><text:tab/>i. Find the position/orientation of the particle associated-spine bodies using minimal-twist tangent btw rest and posed position tangents</text:span></text:p>
      <text:p text:style-name="P51"><text:span text:style-name="T8"><text:tab/><text:tab/>ii. Blend delegated orientation into the body</text:span></text:p>
      <text:p text:style-name="P51"><text:span text:style-name="T8"><text:tab/><text:tab/>iii. Reconstruct intra-spline bodies using relative offset/orientation</text:span></text:p>
      <text:p text:style-name="P52"><text:span text:style-name="T8">4) </text:span><text:span text:style-name="T38">PHASE 2:</text:span><text:span text:style-name="T8"> Limb phase</text:span></text:p>
      <text:p text:style-name="P52"><text:span text:style-name="T8">→</text:span><text:span text:style-name="T28"> Uses posed spine and solves limbs</text:span></text:p>
      <text:p text:style-name="P52"><text:span text:style-name="T28"><text:tab/>a. Allocate particle at every limb joint + constraints for every limb body</text:span></text:p>
      <text:p text:style-name="P52"><text:span text:style-name="T28"><text:tab/><text:tab/>→ if body has multiple direct children, cross-constraints added btw them</text:span></text:p>
      <text:p text:style-name="P52"><text:span text:style-name="T28"><text:tab/>b. Preconditioning </text:span><text:span text:style-name="T30">(aim preconditioner)</text:span><text:span text:style-name="T28">: </text:span><text:span text:style-name="T29">spine attachment computed given newly posed spine + limb sub-tree distorted st IK particles are at goal positions</text:span></text:p>
      <text:p text:style-name="P41"><text:span text:style-name="T29"><text:tab/><text:tab/>→ constraints not taken into account </text:span><text:span text:style-name="T30">(limb will be stretch/squashed)</text:span></text:p>
      <text:p text:style-name="P41"><text:span text:style-name="T30"><text:tab/><text:tab/>→ for branching limbs, use a weighted average of goals</text:span></text:p>
      <text:p text:style-name="P41"><text:span text:style-name="T30"><text:tab/>c. Apply constraint solver (wo buckling check)</text:span></text:p>
      <text:p text:style-name="P53"><text:span text:style-name="T8"><text:tab/>d. Reconstruction of limb pose</text:span></text:p>
      <text:p text:style-name="P54"><text:span text:style-name="T8">5) Jiggles (pseudo-physical dynamics simulator): secondary animation for non-hasIK sub-tree</text:span></text:p>
      <text:p text:style-name="P53"><text:span text:style-name="T8"/></text:p>
      <text:p text:style-name="P53"><text:span text:style-name="T8"/></text:p>
      <text:p text:style-name="P56">Limitations:</text:p>
      <text:p text:style-name="P42"><text:span text:style-name="T31">- Requires training</text:span></text:p>
      <text:p text:style-name="P55"><text:span text:style-name="T8">- Takes weeks to build up intuition about which inds of motion generalize across a wide range of characters and which don’t</text:span></text:p>
      <text:p text:style-name="P55"><text:span text:style-name="T8">- Complicated system</text:span></text:p>
      <text:p text:style-name="P55"><text:span text:style-name="T8">- Multiple equivalent ways to author an animation on a character that specialize completely differently on others</text:span></text:p>
      <text:p text:style-name="P55"><text:span text:style-name="T8">- No understanding of volumes and boundaries</text:span></text:p>
      <text:p text:style-name="P55"><text:span text:style-name="T8">- Ignore intra-character collision</text:span></text:p>
      <text:p text:style-name="P55"><text:span text:style-name="T8">- Singularities in solution space due to path independence of IK solver</text:span></text:p>
      <text:p text:style-name="P35"><text:span text:style-name="T52"/></text:p>
      <text:p text:style-name="P34"/>
      <text:p text:style-name="P40"><text:span text:style-name="T5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6:28:33.184961161</meta:creation-date>
    <meta:generator>LibreOffice/6.4.7.2$Linux_X86_64 LibreOffice_project/40$Build-2</meta:generator>
    <dc:date>2022-05-06T11:16:07.106537223</dc:date>
    <meta:editing-duration>PT5H2M2S</meta:editing-duration>
    <meta:editing-cycles>80</meta:editing-cycles>
    <meta:document-statistic meta:table-count="0" meta:image-count="0" meta:object-count="0" meta:page-count="4" meta:paragraph-count="137" meta:word-count="1518" meta:character-count="9728" meta:non-whitespace-character-count="8304"/>
  </office:meta>
</office:document-meta>
</file>